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fo:color="#2a6099" loext:opacity="100%"/>
    </style:style>
    <style:style style:name="P2" style:family="paragraph" style:parent-style-name="Standard">
      <style:paragraph-properties fo:line-height="150%" fo:text-align="start" style:justify-single-word="false"/>
      <style:text-properties fo:color="#2a6099" loext:opacity="100%" style:font-name="Arial" fo:font-size="12pt" style:font-size-asian="12pt" style:font-name-complex="Arial2" style:font-size-complex="12pt"/>
    </style:style>
    <style:style style:name="P3" style:family="paragraph" style:parent-style-name="Standard">
      <style:paragraph-properties fo:line-height="150%" fo:text-align="start" style:justify-single-word="false"/>
      <style:text-properties fo:color="#2a6099" loext:opacity="100%" style:font-name="Arial" fo:font-size="12pt" officeooo:paragraph-rsid="00119b24" style:font-size-asian="12pt" style:font-name-complex="Arial2" style:font-size-complex="12pt"/>
    </style:style>
    <style:style style:name="P4" style:family="paragraph" style:parent-style-name="Standard">
      <style:paragraph-properties fo:line-height="150%" fo:text-align="justify" style:justify-single-word="false"/>
    </style:style>
    <style:style style:name="P5" style:family="paragraph" style:parent-style-name="Standard">
      <style:paragraph-properties fo:line-height="150%" fo:text-align="justify" style:justify-single-word="false"/>
      <style:text-properties officeooo:paragraph-rsid="00119b24"/>
    </style:style>
    <style:style style:name="P6" style:family="paragraph" style:parent-style-name="Standard">
      <style:paragraph-properties fo:line-height="150%" fo:text-align="justify" style:justify-single-word="false"/>
      <style:text-properties officeooo:paragraph-rsid="001721c1"/>
    </style:style>
    <style:style style:name="P7" style:family="paragraph" style:parent-style-name="Standard">
      <style:paragraph-properties fo:line-height="150%" fo:text-align="start" style:justify-single-word="false"/>
      <style:text-properties fo:color="#2a6099" loext:opacity="100%" style:font-name="Arial" fo:font-size="12pt" style:font-size-asian="12pt" style:font-name-complex="Arial2" style:font-size-complex="12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0a87a0"/>
    </style:style>
    <style:style style:name="T2" style:family="text">
      <style:text-properties style:font-name="Arial" fo:font-size="12pt" style:font-size-asian="12pt" style:font-name-complex="Arial2" style:font-size-complex="12pt"/>
    </style:style>
    <style:style style:name="T3" style:family="text">
      <style:text-properties style:font-name="Arial" fo:font-size="12pt" officeooo:rsid="001721c1" style:font-size-asian="12pt" style:font-name-complex="Arial2" style:font-size-complex="12pt"/>
    </style:style>
    <style:style style:name="gr1" style:family="graphic">
      <style:graphic-properties draw:stroke="solid" svg:stroke-width="0.018cm" svg:stroke-color="#4472c4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2"><text:span text:style-name="T2"/></text:p>
      <text:p text:style-name="P4" loext:marker-style-name="T2"><text:span text:style-name="T2">1.- Nombre del cliente, limite de crédito, nombre del repventas que lo atiende, fechas e importe de los pedidos, para todos los clientes. Incluso los que no han hecho pedidos siempre que su representante de ventas sea Bill Adams, Sue Smith o Paul Cruz.</text:span></text:p>
      <text:p text:style-name="P2">SELECT EMPRESA, LIMITE_CREDITO, nombre, fecha_pedido, importe</text:p>
      <text:p text:style-name="P2">FROM clientes LEFT JOIN pedidos ON clientes.NUM_CLIE=pedidos.CLIE</text:p>
      <text:p text:style-name="P2">INNER JOIN repventas ON clientes.REP_CLIE=repventas.NUM_EMPL</text:p>
      <text:p text:style-name="P2">WHERE nombre IN ('bill adams','sue smith','paul cruz');</text:p>
      <text:p text:style-name="P4" loext:marker-style-name="T2"><text:span text:style-name="T2"/></text:p>
      <text:p text:style-name="P4" loext:marker-style-name="T2"><text:span text:style-name="T2">2.- Nombre del empleado, edad, empresa del cliente y ciudad de la oficina donde trabaja para todos los empleados. Incluso los que no tengan oficina asignada.</text:span></text:p>
      <text:p text:style-name="P2">SELECT nombre, edad, ciudad, empresa</text:p>
      <text:p text:style-name="P2">FROM repventas LEFT JOIN oficinas ON repventas.OFICINA_REP=oficinas.OFICINA LEFT JOIN clientes ON repventas.NUM_EMPL=clientes.REP_CLIE;</text:p>
      <text:p text:style-name="P1"/>
      <text:p text:style-name="P4" loext:marker-style-name="T2"><text:span text:style-name="T2">3.- Número de clientes a los que atiende cada empleado. Incluyendo los empleados que no atienden a ningún cliente</text:span></text:p>
      <text:p text:style-name="P2">SELECT COUNT(num_clie), NUM_EMPL</text:p>
      <text:p text:style-name="P2">from repventas LEFT JOIN clientes ON repventas.NUM_EMPL=clientes.REP_CLIE</text:p>
      <text:p text:style-name="P2">GROUP by NUM_EMPL;</text:p>
      <text:p text:style-name="P4" loext:marker-style-name="T2"><text:span text:style-name="T2"/></text:p>
      <text:p text:style-name="P4" loext:marker-style-name="T2"><text:span text:style-name="T2"/></text:p>
      <text:p text:style-name="P4" loext:marker-style-name="T2"><text:span text:style-name="T2"/></text:p>
      <text:p text:style-name="P4" loext:marker-style-name="T2"><text:soft-page-break/><text:span text:style-name="T2"/></text:p>
      <text:p text:style-name="P4" loext:marker-style-name="T2"><text:span text:style-name="T2"/></text:p>
      <text:p text:style-name="P4" loext:marker-style-name="T2"><text:span text:style-name="T2">4.- Descripción del producto, precio, fechas de los pedidos y clientes que los han hecho, para todos los productos. Incluso los que no han sido pedidos.</text:span></text:p>
      <text:p text:style-name="P2">SELECT DESCRIPCION, PRECIO, fecha_pedido, empresa</text:p>
      <text:p text:style-name="P2">FROM productos LEFT JOIN pedidos ON productos.ID_PRODUCTO=pedidos.PRODUCTO LEFT JOIN clientes ON pedidos.clie=clientes.NUM_CLIE;</text:p>
      <text:p text:style-name="P2"/>
      <text:p text:style-name="P5" loext:marker-style-name="T2"><text:span text:style-name="T2">5.- Nombre del cliente, nombre del repventas, fechas e importe de los pedidos, para todos los clientes. Incluso los que no han hecho pedidos.</text:span></text:p>
      <text:p text:style-name="P3">SELECT EMPRESA, nombre, fecha_pedido, importe</text:p>
      <text:p text:style-name="P3">FROM clientes INNER JOIN repventas ON repventas.NUM_EMPL=clientes.REP_CLIE LEFT JOIN pedidos ON clientes.NUM_CLIE=pedidos.CLIE;</text:p>
      <text:p text:style-name="P3"/>
      <text:p text:style-name="P4" loext:marker-style-name="T2"><text:span text:style-name="T2">6.- Número de pedidos en que aparece cada producto y el producto correspondiente, incluyendo aquellos productos que no aparecen en ningún pedido.</text:span></text:p>
      <text:p text:style-name="P2">SELECT COUNT(num_pedido), ID_PRODUCTO</text:p>
      <text:p text:style-name="P2">FROM pedidos RIGHT JOIN productos ON pedidos.PRODUCTO=productos.ID_PRODUCTO</text:p>
      <text:p text:style-name="P2">GROUP BY ID_PRODUCTO;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4" loext:marker-style-name="T2"><text:span text:style-name="T2">7.- Nombre del empleado, edad, empresa del cliente y región de la oficina donde trabaja para todos los empleados. Incluso los que no tengan oficina asignada siempre que sus ventas sean mayores de 50000.</text:span></text:p>
      <text:p text:style-name="P2">SELECT NOMBRE, EDAD, region, empresa</text:p>
      <text:p text:style-name="P2">FROM repventas LEFT JOIN oficinas ON repventas.OFICINA_REP=oficinas.OFICINA LEFT JOIN clientes ON repventas.NUM_EMPL=clientes.REP_CLIE</text:p>
      <text:p text:style-name="P2">WHERE repventas.VENTAS &gt; 50000;</text:p>
      <text:p text:style-name="P4" loext:marker-style-name="T2"><text:span text:style-name="T2"/></text:p>
      <text:p text:style-name="P4" loext:marker-style-name="T2"><text:span text:style-name="T2">8.- Descripción del producto, precio, fabrica, fechas de los pedidos y clientes que los han hecho, para todos los productos. Incluso los que no han sido pedidos siempre que se hayan elaborado en las fabricas BIC, REI o ACI.</text:span></text:p>
      <text:p text:style-name="P2">SELECT DESCRIPCION, PRECIO, ID_FAB, fecha_pedido, empresa</text:p>
      <text:p text:style-name="P2">FROM productos LEFT JOIN pedidos ON productos.ID_PRODUCTO=pedidos.PRODUCTO LEFT JOIN clientes ON pedidos.CLIE=clientes.NUM_CLIE</text:p>
      <text:p text:style-name="P2">WHERE ID_FAB in ('BIC','REI','ACI');</text:p>
      <text:p text:style-name="P4" loext:marker-style-name="T2"><text:span text:style-name="T2"/></text:p>
      <text:p text:style-name="P4" loext:marker-style-name="T2"><text:span text:style-name="T2">9.- Número de pedidos que ha hecho cada cliente y el cliente que los ha</text:span><text:span text:style-name="T3">n</text:span><text:span text:style-name="T2"> hecho, incluyendo aquellos clientes que no hayan hecho ningún pedido.</text:span></text:p>
      <text:p text:style-name="P2">SELECT COUNT(num_pedido), NUM_CLIE</text:p>
      <text:p text:style-name="P2">FROM clientes LEFT JOIN pedidos ON pedidos.CLIE=clientes.NUM_CLIE</text:p>
      <text:p text:style-name="P2">GROUP BY NUM_CLIE;</text:p>
      <text:p text:style-name="P4" loext:marker-style-name="T2"><text:span text:style-name="T2"/></text:p>
      <text:p text:style-name="P6" loext:marker-style-name="T2"><text:span text:style-name="T2"/></text:p>
      <text:p text:style-name="P4" loext:marker-style-name="T2"><text:soft-page-break/><text:span text:style-name="T2"/></text:p>
      <text:p text:style-name="P4" loext:marker-style-name="T2"><text:span text:style-name="T2">10.- Descripción del producto, precio, fechas de los pedidos, clientes que los han hecho, nombre del repventas que atiende al cliente y ciudad en la que trabaja, incluyendo los que no tengan oficina asignada, para todos los productos cuyo precio esté entre 100 y 3000</text:span></text:p>
      <text:p text:style-name="P2">SELECT DESCRIPCION, PRECIO, fecha_pedido, empresa, nombre, ciudad</text:p>
      <text:p text:style-name="P2">FROM productos INNER JOIN pedidos ON productos.ID_PRODUCTO=pedidos.PRODUCTO INNER JOIN clientes ON pedidos.CLIE=clientes.NUM_CLIE INNER JOIN repventas ON clientes.REP_CLIE=repventas.NUM_EMPL LEFT JOIN oficinas ON repventas.OFICINA_REP=oficinas.OFICINA</text:p>
      <text:p text:style-name="P2">WHERE PRECIO BETWEEN 100 and 3000;</text:p>
      <text:p text:style-name="P4" loext:marker-style-name="T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officeooo:rsid="000a87a0"/>
    </style:style>
    <style:style style:name="Mgr1" style:family="graphic">
      <style:graphic-properties draw:stroke="solid" svg:stroke-width="0.018cm" svg:stroke-color="#4472c4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/>
      </style:header-style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p text:style-name="Header"><draw:line text:anchor-type="char" draw:z-index="3" draw:name="Conector recto 1" draw:style-name="Mgr1" draw:text-style-name="MP1" svg:x1="-0.064cm" svg:y1="0.557cm" svg:x2="15.249cm" svg:y2="0.558cm"><text:p/></draw:line><text:span text:style-name="MT1">Rodrigo Martínez Delgado</text:span><text:tab/><text:tab/>Consultas 5 Tema 7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RIA DE LOS A LOPEZ LOPEZ</meta:initial-creator>
    <meta:editing-cycles>17</meta:editing-cycles>
    <meta:creation-date>2024-02-07T07:52:00</meta:creation-date>
    <dc:date>2024-02-20T17:38:27.031000000</dc:date>
    <meta:editing-duration>PT3H38M15S</meta:editing-duration>
    <meta:generator>LibreOffice/7.6.2.1$Windows_X86_64 LibreOffice_project/56f7684011345957bbf33a7ee678afaf4d2ba333</meta:generator>
    <meta:document-statistic meta:table-count="0" meta:image-count="0" meta:object-count="0" meta:page-count="4" meta:paragraph-count="39" meta:word-count="504" meta:character-count="3743" meta:non-whitespace-character-count="3277"/>
    <meta:user-defined meta:name="AppVersion">16.0000</meta:user-defined>
    <meta:template xlink:type="simple" xlink:actuate="onRequest" xlink:title="Normal.dotm" xlink:href=""/>
  </office:meta>
</office:document-meta>
</file>